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</text:p>
          </table:table-cell>
          <table:table-cell table:number-columns-repeated="59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hours/>
      <number:text>:</number:text>
      <number:minutes number:style="long"/>
    </number:time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21">
      <number:hours/>
      <number:text>:</number:text>
      <number:minutes number:style="long"/>
      <number:text> </number:text>
      <number:am-pm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4">
      <number:month/>
      <number:text>/</number:text>
      <number:day/>
      <number:text>/</number:text>
      <number:year number:style="long"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5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43">
      <number:month number:textual="true"/>
      <number:text>-</number:text>
      <number:year/>
    </number:dat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3:07:47.4652148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13:08:47.365142044</dc:date>
    <meta:editing-cycles>113</meta:editing-cycles>
    <meta:editing-duration>P1DT3H43M46S</meta:editing-duration>
    <meta:generator>LibreOffice/7.3.0.3$Linux_X86_64 LibreOffice_project/30$Build-3</meta:generator>
    <meta:document-statistic meta:table-count="1" meta:cell-count="361" meta:object-count="0"/>
    <meta:user-defined meta:name="AppVersion">15.0000</meta:user-defined>
  </office:meta>
</office:document-meta>
</file>